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6.489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6854in"/>
    </style:style>
    <style:style style:name="Table1.B" style:family="table-column">
      <style:table-column-properties style:column-width="3.641in"/>
    </style:style>
    <style:style style:name="Table1.C" style:family="table-column">
      <style:table-column-properties style:column-width="2.1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" style:family="table" style:master-page-name="Standard">
      <style:table-properties style:width="6.4896in" fo:margin-left="0in" fo:margin-top="0in" fo:margin-bottom="0in" style:page-number="auto" table:align="left" style:writing-mode="lr-tb"/>
    </style:style>
    <style:style style:name="Table2.A" style:family="table-column">
      <style:table-column-properties style:column-width="0.6854in"/>
    </style:style>
    <style:style style:name="Table2.B" style:family="table-column">
      <style:table-column-properties style:column-width="3.641in"/>
    </style:style>
    <style:style style:name="Table2.C" style:family="table-column">
      <style:table-column-properties style:column-width="2.163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12754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10beff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112754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112754" officeooo:paragraph-rsid="0011275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beff"/>
    </style:style>
    <style:style style:name="T3" style:family="text">
      <style:text-properties fo:language="en" fo:country="US" officeooo:rsid="00112754"/>
    </style:style>
    <style:style style:name="T4" style:family="text">
      <style:text-properties officeooo:rsid="0010beff"/>
    </style:style>
    <style:style style:name="T5" style:family="text">
      <style:text-properties officeooo:rsid="001127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№ шага</text:p>
          </table:table-cell>
          <table:table-cell table:style-name="Table1.A1" office:value-type="string">
            <text:p text:style-name="P2">Сравниваемые термы; результат; подстановка, если есть</text:p>
          </table:table-cell>
          <table:table-cell table:style-name="Table1.A1" office:value-type="string">
            <text:p text:style-name="P2">Дальнейшие действия: прямой ход или откат (к чему приводит?)</text:p>
          </table:table-cell>
        </table:table-row>
        <table:table-row table:style-name="Table1.1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В резольвенту заносится вопрос fs(X, Y, Z, "4785237");.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Попытка унификации:</text:p>
            <text:p text:style-name="P2"><text:span text:style-name="T1">fs(X, Y, Z, "4785237"). = fs(Name, Model, Price, Phone)</text:span></text:p>
            <text:p text:style-name="P3">Результат: Успех + подстановка <text:span text:style-name="T1">Phone = "4785237"</text:span></text:p>
          </table:table-cell>
          <table:table-cell table:style-name="Table1.A1" office:value-type="string">
            <text:p text:style-name="P2">Заголовок правила заменяется его телом:</text:p>
            <text:p text:style-name="P3"><text:span text:style-name="T1">tel(Name, “4785237”, _), car(Name, Model, _, Price).</text:span>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Попытка унификации:</text:p>
            <text:p text:style-name="P3"><text:span text:style-name="T1">tel(Name, “4785237”, _) = </text:span><text:span text:style-name="T2">f</text:span><text:span text:style-name="T1">s(Name, Model, Price, Phone)</text:span></text:p>
            <text:p text:style-name="P2">Результат: Неудача</text:p>
          </table:table-cell>
          <table:table-cell table:style-name="Table1.A1" office:value-type="string">
            <text:p text:style-name="P2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2">3<text:span text:style-name="T1"> - 4</text:span></text:p>
          </table:table-cell>
          <table:table-cell table:style-name="Table1.A1" office:value-type="string">
            <text:p text:style-name="P2">…</text:p>
          </table:table-cell>
          <table:table-cell table:style-name="Table1.A1" office:value-type="string">
            <text:p text:style-name="P2">…</text:p>
          </table:table-cell>
        </table:table-row>
        <table:table-row table:style-name="Table1.1">
          <table:table-cell table:style-name="Table1.A1" office:value-type="string">
            <text:p text:style-name="P2"><text:span text:style-name="T1">5</text:span></text:p>
          </table:table-cell>
          <table:table-cell table:style-name="Table1.A1" office:value-type="string">
            <text:p text:style-name="P2">Попытка<text:span text:style-name="T1"> </text:span>унификации<text:span text:style-name="T1">:</text:span></text:p>
            <text:p text:style-name="P3"><text:span text:style-name="T1">tel(Name, “4785237”, _) = tel(max, "4785237", address("moscow", "baumanskaya", "5", "1")).</text:span></text:p>
            <text:p text:style-name="P2">Результат: Успех + подстановка <text:span text:style-name="T2">Name</text:span> = <text:span text:style-name="T4">max</text:span></text:p>
          </table:table-cell>
          <table:table-cell table:style-name="Table1.A1" office:value-type="string">
            <text:p text:style-name="P3"><text:span text:style-name="T1">tel(Name, “4785237”, _)</text:span> убирается из резольвенты.</text:p>
            <text:p text:style-name="P2">Применяется подтсановка:</text:p>
            <text:p text:style-name="P3"><text:span text:style-name="T1">car(</text:span><text:span text:style-name="T2">max</text:span><text:span text:style-name="T1">, Model, _, Price)</text:span></text:p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Попытка унификации:</text:p>
            <text:p text:style-name="P3"><text:span text:style-name="T1">car(</text:span><text:span text:style-name="T2">max</text:span><text:span text:style-name="T1">, Model, _, Price) = fs(Name, Model, Price, Phone)</text:span></text:p>
            <text:p text:style-name="P2">Результат: Неудача</text:p>
          </table:table-cell>
          <table:table-cell table:style-name="Table1.A1" office:value-type="string">
            <text:p text:style-name="P2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2">7 - 13</text:p>
          </table:table-cell>
          <table:table-cell table:style-name="Table1.A1" office:value-type="string">
            <text:p text:style-name="P2">…</text:p>
          </table:table-cell>
          <table:table-cell table:style-name="Table1.A1" office:value-type="string">
            <text:p text:style-name="P2">…</text:p>
          </table:table-cell>
        </table:table-row>
        <table:table-row table:style-name="Table1.1"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>Попытка унификации:</text:p>
            <text:p text:style-name="P3"><text:span text:style-name="T1">car(</text:span><text:span text:style-name="T2">max</text:span><text:span text:style-name="T1">, Model, _, Price)</text:span>.<text:span text:style-name="T1"> = car(max, "focus", "blue", 10000000)..</text:span></text:p>
            <text:p text:style-name="P3">Результат: Успех + подстановка <text:span text:style-name="T1">Model</text:span> = "<text:span text:style-name="T2">focus</text:span>"; <text:span text:style-name="T1">Price</text:span> = <text:s/><text:span text:style-name="T1">10000000</text:span></text:p>
          </table:table-cell>
          <table:table-cell table:style-name="Table1.A1" office:value-type="string">
            <text:p text:style-name="P2">Резольвента пуста. Решение найдено</text:p>
            <text:p text:style-name="P3"><text:span text:style-name="T1">Phone = "4785237"</text:span></text:p>
            <text:p text:style-name="P2"><text:span text:style-name="T2">N</text:span><text:span text:style-name="T1">ame = "</text:span><text:span text:style-name="T2">max</text:span><text:span text:style-name="T1">"</text:span></text:p>
            <text:p text:style-name="P2"><text:span text:style-name="T1">Model = "</text:span><text:span text:style-name="T2">focus</text:span><text:span text:style-name="T1">"</text:span></text:p>
            <text:p text:style-name="P3"><text:span text:style-name="T1">Price = 10000000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2">Попытка унификации:</text:p>
            <text:p text:style-name="P3"><text:span text:style-name="T1">car(</text:span><text:span text:style-name="T2">max</text:span><text:span text:style-name="T1">, Model, _, Price). = car(denis, "volga", "black", 20000000)..</text:span></text:p>
            <text:p text:style-name="P2">Результат: Неудача</text:p>
          </table:table-cell>
          <table:table-cell table:style-name="Table1.A1" office:value-type="string">
            <text:p text:style-name="P2">Дошли до конца процедуры <text:span text:style-name="T2">car</text:span>.</text:p>
            <text:p text:style-name="P3">Откат к 5. В резольвенту возвращается <text:span text:style-name="T1">tel(Name, “4785237”, _)</text:span>.</text:p>
          </table:table-cell>
        </table:table-row>
        <table:table-row table:style-name="Table1.1"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Попытка унификации:</text:p>
            <text:p text:style-name="P3"><text:span text:style-name="T1">tel(Name, “4785237”, _) <text:s text:c="2"/>= tel(egor, "123710", address("moscow", "baumanskaya2", "12", "4")).</text:span></text:p>
            <text:p text:style-name="P2">Результат: Неудача</text:p>
          </table:table-cell>
          <table:table-cell table:style-name="Table1.A1" office:value-type="string">
            <text:p text:style-name="P2">Прямой ход. Переход к следующему предложению.</text:p>
          </table:table-cell>
        </table:table-row>
        <table:table-row table:style-name="Table1.1">
          <table:table-cell table:style-name="Table1.A12" office:value-type="string">
            <text:p text:style-name="P5">17</text:p>
          </table:table-cell>
          <table:table-cell table:style-name="Table1.A12" office:value-type="string">
            <text:p text:style-name="P2">...</text:p>
          </table:table-cell>
          <table:table-cell table:style-name="Table1.A12" office:value-type="string">
            <text:p text:style-name="P2">...</text:p>
          </table:table-cell>
        </table:table-row>
        <table:table-row table:style-name="Table1.1">
          <table:table-cell table:style-name="Table1.A1" office:value-type="string">
            <text:p text:style-name="P2">1<text:span text:style-name="T5">8</text:span></text:p>
          </table:table-cell>
          <table:table-cell table:style-name="Table1.A1" office:value-type="string">
            <text:p text:style-name="P2">Попытка унификации:</text:p>
            <text:p text:style-name="P4"><text:span text:style-name="T1">tel(Name, “4785237”, _) <text:s text:c="2"/>= tel(andrey, "987546", address("moscow", "baumanskaya5", "8", "4")).</text:span></text:p>
            <text:p text:style-name="P2">Результат: Неудача</text:p>
          </table:table-cell>
          <table:table-cell table:style-name="Table1.A1" office:value-type="string">
            <text:p text:style-name="P2">Дошли до конца процедуры <text:span text:style-name="T3">tel</text:span>.</text:p>
            <text:p text:style-name="P2">Конец работы.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№ шага</text:p>
          </table:table-cell>
          <table:table-cell table:style-name="Table2.A1" office:value-type="string">
            <text:p text:style-name="P4">Сравниваемые термы; результат; подстановка, если есть</text:p>
          </table:table-cell>
          <table:table-cell table:style-name="Table2.A1" office:value-type="string">
            <text:p text:style-name="P4">Дальнейшие действия: прямой ход или откат (к чему приводит?)</text:p>
          </table:table-cell>
        </table:table-row>
        <table:table-row table:style-name="Table2.1"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В резольвенту заносится вопрос fs(_, Y, _, "4785237");.</text:p>
          </table:table-cell>
        </table:table-row>
        <table:table-row table:style-name="Table2.1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Попытка унификации:</text:p>
            <text:p text:style-name="P4"><text:span text:style-name="T3">f</text:span><text:span text:style-name="T1">s(_, Y, _, "4785237"). = fs(Name, Model, Price, Phone)</text:span></text:p>
            <text:p text:style-name="P4">Результат: Успех + подстановка <text:span text:style-name="T1">Phone = "4785237"</text:span></text:p>
          </table:table-cell>
          <table:table-cell table:style-name="Table2.A1" office:value-type="string">
            <text:p text:style-name="P4">Заголовок правила заменяется его телом:</text:p>
            <text:p text:style-name="P4"><text:span text:style-name="T1">tel(Name, “4785237”, _), car(Name, Model, _, _).</text:span></text:p>
          </table:table-cell>
        </table:table-row>
        <table:table-row table:style-name="Table2.1"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Попытка унификации:</text:p>
            <text:p text:style-name="P4"><text:span text:style-name="T1">tel(Name, “4785237”, _) = </text:span><text:span text:style-name="T2">f</text:span><text:span text:style-name="T1">s(Name, Model, Price, Phone)</text:span></text:p>
            <text:p text:style-name="P4">Результат: Неудача</text:p>
          </table:table-cell>
          <table:table-cell table:style-name="Table2.A1" office:value-type="string">
            <text:p text:style-name="P4">Прямой ход. Переход к следующему предложению.</text:p>
          </table:table-cell>
        </table:table-row>
        <table:table-row table:style-name="Table2.1">
          <table:table-cell table:style-name="Table2.A1" office:value-type="string">
            <text:p text:style-name="P4">3<text:span text:style-name="T1"> - 4</text:span></text:p>
          </table:table-cell>
          <table:table-cell table:style-name="Table2.A1" office:value-type="string">
            <text:p text:style-name="P4">…</text:p>
          </table:table-cell>
          <table:table-cell table:style-name="Table2.A1" office:value-type="string">
            <text:p text:style-name="P4">…</text:p>
          </table:table-cell>
        </table:table-row>
        <table:table-row table:style-name="Table2.1">
          <table:table-cell table:style-name="Table2.A1" office:value-type="string">
            <text:p text:style-name="P4"><text:span text:style-name="T1">5</text:span></text:p>
          </table:table-cell>
          <table:table-cell table:style-name="Table2.A1" office:value-type="string">
            <text:p text:style-name="P4">Попытка<text:span text:style-name="T1"> </text:span>унификации<text:span text:style-name="T1">:</text:span></text:p>
            <text:p text:style-name="P4"><text:span text:style-name="T1">tel(Name, “4785237”, _) = tel(max, "4785237", address("moscow", "baumanskaya", "5", "1")).</text:span></text:p>
            <text:p text:style-name="P4">Результат: Успех + подстановка <text:span text:style-name="T2">Name</text:span> = <text:span text:style-name="T4">max</text:span></text:p>
          </table:table-cell>
          <table:table-cell table:style-name="Table2.A1" office:value-type="string">
            <text:p text:style-name="P4"><text:span text:style-name="T1">tel(Name, “4785237”, _)</text:span> убирается из резольвенты.</text:p>
            <text:p text:style-name="P4">Применяется подтсановка:</text:p>
            <text:p text:style-name="P4"><text:span text:style-name="T1">car(</text:span><text:span text:style-name="T2">max</text:span><text:span text:style-name="T1">, Model, _, _)</text:span></text:p>
          </table:table-cell>
        </table:table-row>
        <table:table-row table:style-name="Table2.1">
          <table:table-cell table:style-name="Table2.A1" office:value-type="string">
            <text:p text:style-name="P4">6</text:p>
          </table:table-cell>
          <table:table-cell table:style-name="Table2.A1" office:value-type="string">
            <text:p text:style-name="P4">Попытка унификации:</text:p>
            <text:p text:style-name="P4"><text:span text:style-name="T1">car(</text:span><text:span text:style-name="T2">max</text:span><text:span text:style-name="T1">, Model, _, _) = fs(Name, Model, Price, Phone)</text:span></text:p>
            <text:p text:style-name="P4">Результат: Неудача</text:p>
          </table:table-cell>
          <table:table-cell table:style-name="Table2.A1" office:value-type="string">
            <text:p text:style-name="P4">Прямой ход. Переход к следующему предложению.</text:p>
          </table:table-cell>
        </table:table-row>
        <table:table-row table:style-name="Table2.1">
          <table:table-cell table:style-name="Table2.A1" office:value-type="string">
            <text:p text:style-name="P4">7 - 13</text:p>
          </table:table-cell>
          <table:table-cell table:style-name="Table2.A1" office:value-type="string">
            <text:p text:style-name="P4">…</text:p>
          </table:table-cell>
          <table:table-cell table:style-name="Table2.A1" office:value-type="string">
            <text:p text:style-name="P4">…</text:p>
          </table:table-cell>
        </table:table-row>
        <table:table-row table:style-name="Table2.1">
          <table:table-cell table:style-name="Table2.A1" office:value-type="string">
            <text:p text:style-name="P4">14</text:p>
          </table:table-cell>
          <table:table-cell table:style-name="Table2.A1" office:value-type="string">
            <text:p text:style-name="P4">Попытка унификации:</text:p>
            <text:p text:style-name="P4"><text:span text:style-name="T1">car(</text:span><text:span text:style-name="T2">max</text:span><text:span text:style-name="T1">, Model, _, _)</text:span>.<text:span text:style-name="T1"> = car(max, "focus", "blue", 10000000)..</text:span></text:p>
            <text:p text:style-name="P4">Результат: Успех + подстановка <text:span text:style-name="T1">Model</text:span> = "<text:span text:style-name="T2">focus</text:span>";</text:p>
          </table:table-cell>
          <table:table-cell table:style-name="Table2.A1" office:value-type="string">
            <text:p text:style-name="P4">Резольвента пуста. Решение найдено</text:p>
            <text:p text:style-name="P4"><text:span text:style-name="T1">Phone = "4785237"</text:span></text:p>
            <text:p text:style-name="P4"><text:span text:style-name="T1">Model = "</text:span><text:span text:style-name="T2">focus</text:span><text:span text:style-name="T1">"</text:span></text:p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5</text:p>
          </table:table-cell>
          <table:table-cell table:style-name="Table2.A1" office:value-type="string">
            <text:p text:style-name="P4">Попытка унификации:</text:p>
            <text:p text:style-name="P4"><text:span text:style-name="T1">car(</text:span><text:span text:style-name="T2">max</text:span><text:span text:style-name="T1">, Model, _, _). = car(denis, "volga", "black", 20000000)..</text:span></text:p>
            <text:p text:style-name="P4">Результат: Неудача</text:p>
          </table:table-cell>
          <table:table-cell table:style-name="Table2.A1" office:value-type="string">
            <text:p text:style-name="P4">Дошли до конца процедуры <text:span text:style-name="T2">car</text:span>.</text:p>
            <text:p text:style-name="P4">Откат к 5. В резольвенту возвращается <text:span text:style-name="T1">tel(Name, “4785237”, _)</text:span>.</text:p>
          </table:table-cell>
        </table:table-row>
        <table:table-row table:style-name="Table2.1"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P4">Попытка унификации:</text:p>
            <text:p text:style-name="P4"><text:span text:style-name="T1">tel(Name, “4785237”, _) <text:s text:c="2"/>= tel(egor, "123710", address("moscow", "baumanskaya2", "12", "4")).</text:span></text:p>
            <text:p text:style-name="P4">Результат: Неудача</text:p>
          </table:table-cell>
          <table:table-cell table:style-name="Table2.A1" office:value-type="string">
            <text:p text:style-name="P4">Прямой ход. Переход к следующему предложению.</text:p>
          </table:table-cell>
        </table:table-row>
        <table:table-row table:style-name="Table2.1">
          <table:table-cell table:style-name="Table2.A12" office:value-type="string">
            <text:p text:style-name="P5">17</text:p>
          </table:table-cell>
          <table:table-cell table:style-name="Table2.A12" office:value-type="string">
            <text:p text:style-name="P4">...</text:p>
          </table:table-cell>
          <table:table-cell table:style-name="Table2.A12" office:value-type="string">
            <text:p text:style-name="P4">...</text:p>
          </table:table-cell>
        </table:table-row>
        <table:table-row table:style-name="Table2.1">
          <table:table-cell table:style-name="Table2.A1" office:value-type="string">
            <text:p text:style-name="P4">1<text:span text:style-name="T5">8</text:span></text:p>
          </table:table-cell>
          <table:table-cell table:style-name="Table2.A1" office:value-type="string">
            <text:p text:style-name="P4">Попытка унификации:</text:p>
            <text:p text:style-name="P4"><text:span text:style-name="T1">tel(Name, “4785237”, _) <text:s text:c="2"/>= tel(andrey, "987546", address("moscow", "baumanskaya5", "8", "4")).</text:span></text:p>
            <text:p text:style-name="P4">Результат: Неудача</text:p>
          </table:table-cell>
          <table:table-cell table:style-name="Table2.A1" office:value-type="string">
            <text:p text:style-name="P4">Дошли до конца процедуры <text:span text:style-name="T3">tel</text:span>.</text:p>
            <text:p text:style-name="P4">Конец работы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2 ITCapital</meta:initial-creator>
    <meta:editing-cycles>14</meta:editing-cycles>
    <meta:print-date>2022-04-20T18:53:00</meta:print-date>
    <meta:creation-date>2022-04-20T18:18:00</meta:creation-date>
    <dc:date>2022-04-28T03:57:17.388501467</dc:date>
    <meta:editing-duration>PT1H19M35S</meta:editing-duration>
    <meta:generator>LibreOffice/6.4.7.2$Linux_X86_64 LibreOffice_project/40$Build-2</meta:generator>
    <meta:document-statistic meta:table-count="2" meta:image-count="0" meta:object-count="0" meta:page-count="2" meta:paragraph-count="124" meta:word-count="491" meta:character-count="3410" meta:non-whitespace-character-count="30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